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margin-top="0cm" fo:margin-bottom="0.1cm"/>
    </style:style>
    <style:style style:name="P2" style:family="paragraph">
      <style:paragraph-properties fo:margin-top="0cm" fo:margin-bottom="0.1cm"/>
      <style:text-properties fo:font-family="'Courier 10 Pitch'" style:font-pitch="fixed"/>
    </style:style>
    <style:style style:name="P3" style:family="paragraph">
      <style:text-properties fo:font-size="20pt"/>
    </style:style>
    <style:style style:name="T1" style:family="text">
      <style:text-properties fo:font-family="'Courier 10 Pitch'" style:font-pitch="fixe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sation in C++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ndy Balaam</text:p>
            <text:p>ACCU Conference Lightning talk</text:p>
            <text:p>2012-04-17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all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p text:style-name="P1"><text:span text:style-name="T1">long sumall( long n )</text:span></text:p>
            <text:p text:style-name="P1"><text:span text:style-name="T1">{</text:span></text:p>
            <text:p text:style-name="P1"><text:span text:style-name="T1"><text:s text:c="4"/></text:span><text:span text:style-name="T1">return sumall_impl( 0, n 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all_impl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long sumall_impl( long acc, long i )</text:span></text:p>
            <text:p text:style-name="P1"><text:span text:style-name="T1">{</text:span></text:p>
            <text:p text:style-name="P1"><text:span text:style-name="T1"><text:s text:c="4"/></text:span><text:span text:style-name="T1">if( i == 0 ) {</text:span></text:p>
            <text:p text:style-name="P1"><text:span text:style-name="T1"><text:s text:c="8"/></text:span><text:span text:style-name="T1">return acc; }</text:span></text:p>
            <text:p text:style-name="P1"><text:span text:style-name="T1"><text:s text:c="4"/></text:span><text:span text:style-name="T1">} else {</text:span></text:p>
            <text:p text:style-name="P1"><text:span text:style-name="T1"><text:s text:c="8"/></text:span><text:span text:style-name="T1">return sumall_impl(</text:span></text:p>
            <text:p text:style-name="P1"><text:span text:style-name="T1"><text:s text:c="12"/></text:span><text:span text:style-name="T1">acc + i, i - 1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for sumall 6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$ ./tail_call 6</text:span></text:p>
            <text:p text:style-name="P1"><text:span text:style-name="T1">sumall_impl</text:span></text:p>
            <text:p text:style-name="P1"><text:span text:style-name="T1"><text:s text:c="2"/></text:span><text:span text:style-name="T1">sumall_impl</text:span></text:p>
            <text:p text:style-name="P1"><text:span text:style-name="T1"><text:s text:c="4"/></text:span><text:span text:style-name="T1">sumall_impl</text:span></text:p>
            <text:p text:style-name="P1"><text:span text:style-name="T1"><text:s text:c="6"/></text:span><text:span text:style-name="T1">sumall_impl</text:span></text:p>
            <text:p text:style-name="P1"><text:span text:style-name="T1"><text:s text:c="8"/></text:span><text:span text:style-name="T1">sumall_impl</text:span></text:p>
            <text:p text:style-name="P1"><text:span text:style-name="T1"><text:s text:c="10"/></text:span><text:span text:style-name="T1">sumall_impl</text:span></text:p>
            <text:p text:style-name="P1"><text:span text:style-name="T1"><text:s text:c="12"/></text:span><text:span text:style-name="T1">sumall_impl</text:span></text:p>
            <text:p text:style-name="P1"><text:span text:style-name="T1">21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for sumall 300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$ ./tail_call 300</text:span></text:p>
            <text:p text:style-name="P1"><text:span text:style-name="T1">sumall_impl</text:span></text:p>
            <text:p text:style-name="P1"><text:span text:style-name="T1"><text:s text:c="2"/></text:span><text:span text:style-name="T1">sumall_impl</text:span></text:p>
            <text:p text:style-name="P1"><text:span text:style-name="T1"><text:s text:c="4"/></text:span><text:span text:style-name="T1">sumall_impl</text:span></text:p>
            <text:p text:style-name="P1"><text:span text:style-name="T1"><text:s text:c="6"/></text:span><text:span text:style-name="T1">sumall_impl</text:span></text:p>
            <text:p text:style-name="P1"><text:span text:style-name="T1"><text:s text:c="8"/></text:span><text:span text:style-name="T1">sumall_impl</text:span></text:p>
            <text:p text:style-name="P1"><text:span text:style-name="T1">&lt;snip&gt;</text:span></text:p>
            <text:p text:style-name="P1"><text:span text:style-name="T1">Segmentation fau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ou can't do tail call optimisation in C++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is would work in Scheme, D, others.</text:p>
                <text:p/>
              </text:list-item>
              <text:list-item>
                <text:p>You can't do it in C++.</text:p>
                <text:list>
                  <text:list-item>
                    <text:p>Unless you write your own compiler</text:p>
                  </text:list-item>
                </text:list>
                <text:p/>
                <text:p/>
              </text:list-item>
              <text:list-item>
                <text:p>… or you <text:span text:style-name="T2">generate</text:span> C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ould you generate?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call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long tail_call( Ans_ptr call )</text:span></text:p>
            <text:p text:style-name="P1"><text:span text:style-name="T1">{</text:span></text:p>
            <text:p text:style-name="P1"><text:span text:style-name="T1"><text:s text:c="4"/></text:span><text:span text:style-name="T1">while( call-&gt;tail_call_.get()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call = (*call-&gt;tail_call_)()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return *( call-&gt;ret_val_ 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all_tc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long sumall_tc( long n )</text:span></text:p>
            <text:p text:style-name="P1"><text:span text:style-name="T1">{</text:span></text:p>
            <text:p text:style-name="P1"><text:span text:style-name="T1"><text:s text:c="2"/></text:span><text:span text:style-name="T1">return tail_call(</text:span></text:p>
            <text:p text:style-name="P1"><text:span text:style-name="T1"><text:s text:c="4"/></text:span><text:span text:style-name="T1">Ans_ptr( new TailCallOrAnswer(</text:span></text:p>
            <text:p text:style-name="P1"><text:span text:style-name="T1"><text:s text:c="6"/></text:span><text:span text:style-name="T1">Tc_ptr( new FunctionTailCall(</text:span></text:p>
            <text:p text:style-name="P1"><text:span text:style-name="T1"><text:s text:c="8"/></text:span><text:span text:style-name="T1">sumall_impl_tc, 0, n ) )</text:span></text:p>
            <text:p text:style-name="P1"><text:span text:style-name="T1"><text:s text:c="2"/></text:span><text:span text:style-name="T1">) ) 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6.6cm" svg:height="18.173cm" svg:x="1.4cm" svg:y="0.6cm" presentation:class="outline" presentation:user-transformed="true">
          <draw:text-box>
            <text:p text:style-name="P1"><text:span text:style-name="T1">Ans_ptr sumall_impl_tc( long acc, long i )</text:span></text:p>
            <text:p text:style-name="P1"><text:span text:style-name="T1">{</text:span></text:p>
            <text:p text:style-name="P1"><text:span text:style-name="T1"><text:s text:c="2"/></text:span><text:span text:style-name="T1">if( i == 0 ) {</text:span></text:p>
            <text:p text:style-name="P1"><text:span text:style-name="T1"><text:s text:c="4"/></text:span><text:span text:style-name="T1">return Ans_ptr(</text:span></text:p>
            <text:p text:style-name="P1"><text:span text:style-name="T1"><text:s text:c="6"/></text:span><text:span text:style-name="T1">new TailCallOrAnswer( long_ptr(</text:span></text:p>
            <text:p text:style-name="P1"><text:span text:style-name="T1"><text:s text:c="8"/></text:span><text:span text:style-name="T1">new long( acc ) ) ) );</text:span></text:p>
            <text:p text:style-name="P1"><text:span text:style-name="T1"><text:s text:c="4"/></text:span><text:span text:style-name="T1">} else {</text:span></text:p>
            <text:p text:style-name="P1"><text:span text:style-name="T1"><text:s text:c="6"/></text:span><text:span text:style-name="T1">return Ans_ptr(</text:span></text:p>
            <text:p text:style-name="P1"><text:span text:style-name="T1"><text:s text:c="8"/></text:span><text:span text:style-name="T1">new TailCallOrAnswer(</text:span></text:p>
            <text:p text:style-name="P1"><text:span text:style-name="T1"><text:s text:c="10"/></text:span><text:span text:style-name="T1">Tc_ptr( new FunctionTailCall(</text:span></text:p>
            <text:p text:style-name="P1"><text:span text:style-name="T1"><text:s text:c="12"/></text:span><text:span text:style-name="T1">sumall_impl_tc, acc + i,</text:span></text:p>
            <text:p text:style-name="P1"><text:span text:style-name="T1"><text:s text:c="12"/></text:span><text:span text:style-name="T1">i - 1 ) ) )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for sumall_tc 300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$ ulimit -S -s 16</text:span></text:p>
            <text:p text:style-name="P1"><text:span text:style-name="T1">$ ./tail_call 300</text:span></text:p>
            <text:p text:style-name="P1"><text:span text:style-name="T1">sumall_impl_tc</text:span></text:p>
            <text:p text:style-name="P1"><text:span text:style-name="T1">sumall_impl_tc</text:span></text:p>
            <text:p text:style-name="P1"><text:span text:style-name="T1">sumall_impl_tc</text:span></text:p>
            <text:p text:style-name="P1"><text:span text:style-name="T1">&lt;snip&gt;</text:span></text:p>
            <text:p text:style-name="P1"><text:span text:style-name="T1">sumall_impl_tc</text:span></text:p>
            <text:p text:style-name="P1"><text:span text:style-name="T1">sumall_impl_tc</text:span></text:p>
            <text:p text:style-name="P1"><text:span text:style-name="T1">sumall_impl_tc</text:span></text:p>
            <text:p text:style-name="P1"><text:span text:style-name="T1">45150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#include &lt;cassert&gt;</text:span></text:p>
            <text:p text:style-name="P1"><text:span text:style-name="T1">#include &lt;iostream&gt;</text:span></text:p>
            <text:p text:style-name="P1"><text:span text:style-name="T1">#include &lt;memory&gt;</text:span></text:p>
            <text:p text:style-name="P1"><text:span text:style-name="T1">#include &lt;string&gt;</text:span></text:p>
            <text:p text:style-name="P1"><text:span text:style-name="T1"/></text:p>
            <text:p text:style-name="P1"><text:span text:style-name="T1">struct TailCallOrAnswer;</text:span></text:p>
            <text:p text:style-name="P1"><text:span text:style-name="T1">typedef std::auto_ptr&lt;TailCallOrAnswer&gt; Ans_ptr;</text:span></text:p>
            <text:p text:style-name="P1"><text:span text:style-name="T1"/></text:p>
            <text:p text:style-name="P1"><text:span text:style-name="T1">void print_indent( int indent, const std::string&amp; fn_name )</text:span></text:p>
            <text:p text:style-name="P1"><text:span text:style-name="T1">{</text:span></text:p>
            <text:p text:style-name="P1"><text:span text:style-name="T1"><text:s text:c="4"/></text:span><text:span text:style-name="T1">for( int in = 0; in &lt; indent; ++in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std::cout &lt;&lt; " <text:s/>"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std::cout &lt;&lt; fn_name &lt;&lt; std::endl;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truct FunctionTailCall</text:span></text:p>
            <text:p text:style-name="P1"><text:span text:style-name="T1">{</text:span></text:p>
            <text:p text:style-name="P1"><text:span text:style-name="T1"><text:s text:c="4"/></text:span><text:span text:style-name="T1">Ans_ptr (*fn_)( long, long, int );</text:span></text:p>
            <text:p text:style-name="P1"><text:span text:style-name="T1"><text:s text:c="4"/></text:span><text:span text:style-name="T1">long arg1_;</text:span></text:p>
            <text:p text:style-name="P1"><text:span text:style-name="T1"><text:s text:c="4"/></text:span><text:span text:style-name="T1">long arg2_;</text:span></text:p>
            <text:p text:style-name="P1"><text:span text:style-name="T1"><text:s text:c="4"/></text:span><text:span text:style-name="T1">int indent_;</text:span></text:p>
            <text:p text:style-name="P1"><text:span text:style-name="T1"/></text:p>
            <text:p text:style-name="P1"><text:span text:style-name="T1"><text:s text:c="4"/></text:span><text:span text:style-name="T1">FunctionTailCall(</text:span></text:p>
            <text:p text:style-name="P1"><text:span text:style-name="T1"><text:s text:c="8"/></text:span><text:span text:style-name="T1">Ans_ptr (*fn)( long, long, int ),</text:span></text:p>
            <text:p text:style-name="P1"><text:span text:style-name="T1"><text:s text:c="8"/></text:span><text:span text:style-name="T1">long arg1,</text:span></text:p>
            <text:p text:style-name="P1"><text:span text:style-name="T1"><text:s text:c="8"/></text:span><text:span text:style-name="T1">long arg2,</text:span></text:p>
            <text:p text:style-name="P1"><text:span text:style-name="T1"><text:s text:c="8"/></text:span><text:span text:style-name="T1">int indent</text:span></text:p>
            <text:p text:style-name="P1"><text:span text:style-name="T1"><text:s text:c="4"/></text:span><text:span text:style-name="T1">)</text:span></text:p>
            <text:p text:style-name="P1"><text:span text:style-name="T1"><text:s text:c="4"/></text:span><text:span text:style-name="T1">: fn_( fn )</text:span></text:p>
            <text:p text:style-name="P1"><text:span text:style-name="T1"><text:s text:c="4"/></text:span><text:span text:style-name="T1">, arg1_( arg1 )</text:span></text:p>
            <text:p text:style-name="P1"><text:span text:style-name="T1"><text:s text:c="4"/></text:span><text:span text:style-name="T1">, arg2_( arg2 )</text:span></text:p>
            <text:p text:style-name="P1"><text:span text:style-name="T1"><text:s text:c="4"/></text:span><text:span text:style-name="T1">, indent_( indent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FunctionTailCall( const FunctionTailCall&amp; other )</text:span></text:p>
            <text:p text:style-name="P1"><text:span text:style-name="T1"><text:s text:c="4"/></text:span><text:span text:style-name="T1">: fn_( other.fn_ )</text:span></text:p>
            <text:p text:style-name="P1"><text:span text:style-name="T1"><text:s text:c="4"/></text:span><text:span text:style-name="T1">, arg1_( other.arg1_ )</text:span></text:p>
            <text:p text:style-name="P1"><text:span text:style-name="T1"><text:s text:c="4"/></text:span><text:span text:style-name="T1">, arg2_( other.arg2_ )</text:span></text:p>
            <text:p text:style-name="P1"><text:span text:style-name="T1"><text:s text:c="4"/></text:span><text:span text:style-name="T1">, indent_( other.indent_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Ans_ptr operator()(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print_indent( indent_, "sumall_impl_tc" );</text:span></text:p>
            <text:p text:style-name="P1"><text:span text:style-name="T1"><text:s text:c="8"/></text:span><text:span text:style-name="T1">return fn_( arg1_, arg2_, indent_ );</text:span></text:p>
            <text:p text:style-name="P1"><text:span text:style-name="T1"><text:s text:c="4"/></text:span><text:span text:style-name="T1">}</text:span></text:p>
            <text:p text:style-name="P1"><text:span text:style-name="T1">};</text:span></text:p>
            <text:p text:style-name="P1"><text:span text:style-name="T1"/></text:p>
            <text:p text:style-name="P1"><text:span text:style-name="T1">typedef std::auto_ptr&lt;FunctionTailCall&gt; Tc_ptr;</text:span></text:p>
            <text:p text:style-name="P1"><text:span text:style-name="T1">typedef std::auto_ptr&lt;long&gt; long_ptr;</text:span></text:p>
            <text:p text:style-name="P1"><text:span text:style-name="T1"/></text:p>
            <text:p text:style-name="P1"><text:span text:style-name="T1">struct TailCallOrAnswer</text:span></text:p>
            <text:p text:style-name="P1"><text:span text:style-name="T1">{</text:span></text:p>
            <text:p text:style-name="P1"><text:span text:style-name="T1"><text:s text:c="4"/></text:span><text:span text:style-name="T1">Tc_ptr tail_call_;</text:span></text:p>
            <text:p text:style-name="P1"><text:span text:style-name="T1"><text:s text:c="4"/></text:span><text:span text:style-name="T1">long_ptr ret_val_;</text:span></text:p>
            <text:p text:style-name="P1"><text:span text:style-name="T1"/></text:p>
            <text:p text:style-name="P1"><text:span text:style-name="T1"><text:s text:c="4"/></text:span><text:span text:style-name="T1">TailCallOrAnswer( Tc_ptr tail_call )</text:span></text:p>
            <text:p text:style-name="P1"><text:span text:style-name="T1"><text:s text:c="4"/></text:span><text:span text:style-name="T1">: tail_call_( tail_call )</text:span></text:p>
            <text:p text:style-name="P1"><text:span text:style-name="T1"><text:s text:c="4"/></text:span><text:span text:style-name="T1">, ret_val_( NULL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TailCallOrAnswer( long_ptr ret_val )</text:span></text:p>
            <text:p text:style-name="P1"><text:span text:style-name="T1"><text:s text:c="4"/></text:span><text:span text:style-name="T1">: tail_call_( NULL )</text:span></text:p>
            <text:p text:style-name="P1"><text:span text:style-name="T1"><text:s text:c="4"/></text:span><text:span text:style-name="T1">, ret_val_( ret_val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TailCallOrAnswer( const TailCallOrAnswer&amp; other )</text:span></text:p>
            <text:p text:style-name="P1"><text:span text:style-name="T1"><text:s text:c="4"/></text:span><text:span text:style-name="T1">: tail_call_( new FunctionTailCall( *(other.tail_call_) ) )</text:span></text:p>
            <text:p text:style-name="P1"><text:span text:style-name="T1"><text:s text:c="4"/></text:span><text:span text:style-name="T1">, ret_val_( new long( *(other.ret_val_) )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>};</text:span></text:p>
            <text:p text:style-name="P1"><text:span text:style-name="T1"/></text:p>
            <text:p text:style-name="P1"><text:span text:style-name="T1">Ans_ptr sumall_impl_tc( long acc, long i, int indent )</text:span></text:p>
            <text:p text:style-name="P1"><text:span text:style-name="T1">{</text:span></text:p>
            <text:p text:style-name="P1"><text:span text:style-name="T1"><text:s text:c="4"/></text:span><text:span text:style-name="T1">if( i == 0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Ans_ptr(</text:span></text:p>
            <text:p text:style-name="P1"><text:span text:style-name="T1"><text:s text:c="12"/></text:span><text:span text:style-name="T1">new TailCallOrAnswer( long_ptr( new long( acc ) ) ) )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else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Ans_ptr(</text:span></text:p>
            <text:p text:style-name="P1"><text:span text:style-name="T1"><text:s text:c="12"/></text:span><text:span text:style-name="T1">new TailCallOrAnswer( Tc_ptr(</text:span></text:p>
            <text:p text:style-name="P1"><text:span text:style-name="T1"><text:s text:c="16"/></text:span><text:span text:style-name="T1">new FunctionTailCall(</text:span></text:p>
            <text:p text:style-name="P1"><text:span text:style-name="T1"><text:s text:c="20"/></text:span><text:span text:style-name="T1">sumall_impl_tc, acc + i, i - 1, indent ) ) )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tail_call( Ans_ptr call )</text:span></text:p>
            <text:p text:style-name="P1"><text:span text:style-name="T1">{</text:span></text:p>
            <text:p text:style-name="P1"><text:span text:style-name="T1"><text:s text:c="4"/></text:span><text:span text:style-name="T1">while( call-&gt;tail_call_.get()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call = (*call-&gt;tail_call_)()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return *( call-&gt;ret_val_ );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sumall_tc( long n )</text:span></text:p>
            <text:p text:style-name="P1"><text:span text:style-name="T1">{</text:span></text:p>
            <text:p text:style-name="P1"><text:span text:style-name="T1"><text:s text:c="4"/></text:span><text:span text:style-name="T1">return tail_call( Ans_ptr(</text:span></text:p>
            <text:p text:style-name="P1"><text:span text:style-name="T1"><text:s text:c="8"/></text:span><text:span text:style-name="T1">new TailCallOrAnswer(</text:span></text:p>
            <text:p text:style-name="P1"><text:span text:style-name="T1"><text:s text:c="12"/></text:span><text:span text:style-name="T1">Tc_ptr( new FunctionTailCall( sumall_impl_tc, 1, n, 0 ) ) ) ) );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sumall_impl( long acc, long i, int indent )</text:span></text:p>
            <text:p text:style-name="P1"><text:span text:style-name="T1">{</text:span></text:p>
            <text:p text:style-name="P1"><text:span text:style-name="T1"><text:s text:c="4"/></text:span><text:span text:style-name="T1">print_indent( indent, "sumall_impl" );</text:span></text:p>
            <text:p text:style-name="P1"><text:span text:style-name="T1"/></text:p>
            <text:p text:style-name="P1"><text:span text:style-name="T1"><text:s text:c="4"/></text:span><text:span text:style-name="T1">if( i == 0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acc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else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sumall_impl( acc + i, i - 1, indent + 1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sumall( long n )</text:span></text:p>
            <text:p text:style-name="P1"><text:span text:style-name="T1">{</text:span></text:p>
            <text:p text:style-name="P1"><text:span text:style-name="T1"><text:s text:c="4"/></text:span><text:span text:style-name="T1">return sumall_impl( 1, n, 0 );</text:span></text:p>
            <text:p text:style-name="P1"><text:span text:style-name="T1">}</text:span></text:p>
            <text:p text:style-name="P1"><text:span text:style-name="T1"/></text:p>
            <text:p text:style-name="P1"><text:span text:style-name="T1">int main()</text:span></text:p>
            <text:p text:style-name="P1"><text:span text:style-name="T1">{</text:span></text:p>
            <text:p text:style-name="P1"><text:span text:style-name="T1"><text:s text:c="4"/></text:span><text:span text:style-name="T1">std::cout &lt;&lt; sumall( 300 ) &lt;&lt; std::endl;</text:span></text:p>
            <text:p text:style-name="P1"><text:span text:style-name="T1"><text:s text:c="4"/></text:span><text:span text:style-name="T1">std::cout &lt;&lt; sumall_tc( 300 ) &lt;&lt; std::endl;</text:span></text:p>
            <text:p text:style-name="P1"><text:span text:style-name="T1">}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Balaam</meta:initial-creator>
    <meta:creation-date>2012-04-27T11:11:57</meta:creation-date>
    <dc:date>2012-04-27T13:19:45</dc:date>
    <dc:creator>Charles Bailey</dc:creator>
    <meta:editing-duration>PT27M32S</meta:editing-duration>
    <meta:editing-cycles>29</meta:editing-cycles>
    <meta:generator>LibreOffice/3.4$Unix LibreOffice_project/340m1$Build-502</meta:generator>
    <meta:document-statistic meta:object-count="67"/>
  </office:meta>
</office:document-meta>
</file>